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23in">
        <style:tab-stops/>
      </style:paragraph-properties>
    </style:style>
    <style:style style:name="P3" style:parent-style-name="Standard" style:family="paragraph">
      <style:paragraph-properties fo:margin-left="0.4923in">
        <style:tab-stops/>
      </style:paragraph-properties>
    </style:style>
    <style:style style:name="P4" style:parent-style-name="Standard" style:family="paragraph">
      <style:paragraph-properties fo:margin-left="0.4923in">
        <style:tab-stops/>
      </style:paragraph-properties>
    </style:style>
    <style:style style:name="P5" style:parent-style-name="Standard" style:family="paragraph">
      <style:paragraph-properties fo:margin-left="0.4923in">
        <style:tab-stops/>
      </style:paragraph-properties>
    </style:style>
    <style:style style:name="P6" style:parent-style-name="Standard" style:family="paragraph">
      <style:paragraph-properties fo:margin-left="0.4923in">
        <style:tab-stops/>
      </style:paragraph-properties>
    </style:style>
    <style:style style:name="P7" style:parent-style-name="Standard" style:family="paragraph">
      <style:paragraph-properties fo:margin-left="0.4923in">
        <style:tab-stops/>
      </style:paragraph-properties>
    </style:style>
    <style:style style:name="P8" style:parent-style-name="Standard" style:family="paragraph">
      <style:paragraph-properties fo:margin-left="0.4923in">
        <style:tab-stops/>
      </style:paragraph-properties>
    </style:style>
    <style:style style:name="P9" style:parent-style-name="Standard" style:family="paragraph">
      <style:paragraph-properties fo:margin-left="0.4923in">
        <style:tab-stops/>
      </style:paragraph-properties>
    </style:style>
  </office:automatic-styles>
  <office:body>
    <office:text text:use-soft-page-breaks="true">
      <text:h text:style-name="P1" text:outline-level="1">POINT</text:h>
      <text:h text:style-name="Heading2" text:outline-level="2">Type SPLL: static point lat/long (WGS84)</text:h>
      <text:p text:style-name="PreformattedText">POINT &lt;name&gt;<text:s/>= SPLL(&lt;lat&gt;, &lt;long&gt;, &lt;alt&gt;)</text:p>
      <text:p text:style-name="P2">&lt;lat&gt; is the latitude coordinate</text:p>
      <text:p text:style-name="P3">&lt;long&gt; is the longitude coordinate</text:p>
      <text:p text:style-name="P4">&lt;alt&gt; is the altitude (in feet)</text:p>
      <text:h text:style-name="Heading2" text:outline-level="2">Type SPCH:</text:h>
      <text:h text:style-name="Heading2" text:outline-level="2">Type SPUTM: static point UTM</text:h>
      <text:p text:style-name="PreformattedText">POINT &lt;name&gt; = SPUTM(&lt;latZone&gt;, &lt;longZone&gt;, &lt;easting&gt;, &lt;northing&gt;, &lt;alt&gt;</text:p>
      <text:p text:style-name="P5">&lt;latZone&gt; is the latitude zone number</text:p>
      <text:p text:style-name="P6">&lt;longZone&gt; is the longitude zone character</text:p>
      <text:p text:style-name="P7">&lt;easting&gt; is the easting coordinate</text:p>
      <text:p text:style-name="P8">&lt;northing&gt; is the northing coordinate</text:p>
      <text:p text:style-name="P9">&lt;alt&gt; is the altitude (in feet)</text:p>
      <text:h text:style-name="Heading2" text:outline-level="2">Type SPFT:</text:h>
      <text:h text:style-name="Heading2" text:outline-level="2">Type SPFV:</text:h>
      <text:h text:style-name="Heading2" text:outline-level="2">Type SPLCH: static point launch</text:h>
      <text:p text:style-name="PreformattedText">POINT &lt;name&gt; = SPLCH()</text:p>
      <text:h text:style-name="Heading2" text:outline-level="2">Type SPLND: static point landing</text:h>
      <text:p text:style-name="PreformattedText">POINT &lt;name&gt; = SPLND()</text:p>
      <text:h text:style-name="Heading1" text:outline-level="1">AREA</text:h>
      <text:p text:style-name="Textbody"/>
      <text:p text:style-name="Textbody"/>
      <text:p text:style-name="Textbody"/>
      <text:p text:style-name="Textbody">display = WAYPOINT([&lt;color&gt;])</text:p>
      <text:p text:style-name="Textbody">display = TARGET(&lt;radius&gt;[, &lt;color&gt;])</text:p>
      <text:p text:style-name="Textbody">display = MARKER([&lt;color&gt;])</text:p>
      <text:p text:style-name="Textbody">display = CROSSSHAIR([&lt;color&gt;])</text:p>
      <text:p text:style-name="Textbody"/>
      <text:p text:style-name="Textbody">display = CIRCULARAREA(&lt;radius&gt;[, &lt;color&gt;])</text:p>
      <text:p text:style-name="Textbody">display = POLYAREA(&lt;filename&gt;[, &lt;color&gt;]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style:font-name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top="0.118in" fo:margin-bottom="0.118in" fo:margin-left="0.3937in" fo:margin-right="0.3937in">
        <style:tab-stops/>
      </style:paragraph-properties>
      <style:text-properties style:font-name="Courier New" style:font-name-asian="NSimSun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Toni Martinez i Colom</dc:creator>
    <meta:creation-date>2010-10-21T21:53:00Z</meta:creation-date>
    <dc:date>2010-10-22T11:43:00Z</dc:date>
    <meta:template xlink:href="Normal.dotm" xlink:type="simple"/>
    <meta:editing-cycles>3</meta:editing-cycles>
    <meta:editing-duration>PT3480S</meta:editing-duration>
    <meta:document-statistic meta:page-count="1" meta:paragraph-count="1" meta:word-count="126" meta:character-count="844" meta:row-count="5" meta:non-whitespace-character-count="719"/>
  </office:meta>
</office:document-meta>
</file>